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.04pt"/>
    </style:style>
    <style:style style:name="co4" style:family="table-column">
      <style:table-column-properties fo:break-before="auto" style:column-width="37.16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42.8pt"/>
    </style:style>
    <style:style style:name="co7" style:family="table-column">
      <style:table-column-properties fo:break-before="auto" style:column-width="40.71pt"/>
    </style:style>
    <style:style style:name="co8" style:family="table-column">
      <style:table-column-properties fo:break-before="auto" style:column-width="33.65pt"/>
    </style:style>
    <style:style style:name="co9" style:family="table-column">
      <style:table-column-properties fo:break-before="auto" style:column-width="3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gt smoothed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dditive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rc smoothi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gt smoothing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12.677316" calcext:value-type="float">
            <text:p>12.677316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12.848172" calcext:value-type="float">
            <text:p>12.848172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14.602636" calcext:value-type="float">
            <text:p>14.602636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32.336483" calcext:value-type="float">
            <text:p>32.33648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24.427866" calcext:value-type="float">
            <text:p>24.427866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24.66231" calcext:value-type="float">
            <text:p>24.66231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27.051598" calcext:value-type="float">
            <text:p>27.051598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51.029301" calcext:value-type="float">
            <text:p>51.029301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26.358577" calcext:value-type="float">
            <text:p>26.358577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26.608169" calcext:value-type="float">
            <text:p>26.608169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29.148683" calcext:value-type="float">
            <text:p>29.148683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54.613778" calcext:value-type="float">
            <text:p>54.61377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29.730682" calcext:value-type="float">
            <text:p>29.730682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29.975535" calcext:value-type="float">
            <text:p>29.975535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32.468733" calcext:value-type="float">
            <text:p>32.468733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7.468446" calcext:value-type="float">
            <text:p>57.46844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35.805067" calcext:value-type="float">
            <text:p>35.805067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36.104491" calcext:value-type="float">
            <text:p>36.104491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39.142481" calcext:value-type="float">
            <text:p>39.142481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61.656371" calcext:value-type="float">
            <text:p>61.656371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36.150913" calcext:value-type="float">
            <text:p>36.150913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36.431511" calcext:value-type="float">
            <text:p>36.431511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39.281557" calcext:value-type="float">
            <text:p>39.28155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64.98957" calcext:value-type="float">
            <text:p>64.98957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37.802569" calcext:value-type="float">
            <text:p>37.802569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38.011847" calcext:value-type="float">
            <text:p>38.011847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40.149883" calcext:value-type="float">
            <text:p>40.149883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67.791082" calcext:value-type="float">
            <text:p>67.791082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38.187142" calcext:value-type="float">
            <text:p>38.187142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38.532523" calcext:value-type="float">
            <text:p>38.53252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41.999184" calcext:value-type="float">
            <text:p>41.999184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68.44758" calcext:value-type="float">
            <text:p>68.4475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39.485887" calcext:value-type="float">
            <text:p>39.48588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39.710277" calcext:value-type="float">
            <text:p>39.710277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42.029316" calcext:value-type="float">
            <text:p>42.029316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69.500542" calcext:value-type="float">
            <text:p>69.500542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45.852183" calcext:value-type="float">
            <text:p>45.852183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46.049936" calcext:value-type="float">
            <text:p>46.049936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48.0729" calcext:value-type="float">
            <text:p>48.0729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76.068272" calcext:value-type="float">
            <text:p>76.06827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53.998484" calcext:value-type="float">
            <text:p>53.998484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54.191422" calcext:value-type="float">
            <text:p>54.191422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56.166323" calcext:value-type="float">
            <text:p>56.166323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76.899971" calcext:value-type="float">
            <text:p>76.89997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54.094832" calcext:value-type="float">
            <text:p>54.094832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54.306667" calcext:value-type="float">
            <text:p>54.306667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56.470222" calcext:value-type="float">
            <text:p>56.470222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78.227717" calcext:value-type="float">
            <text:p>78.22771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0.424932" calcext:value-type="float">
            <text:p>60.424932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0.632735" calcext:value-type="float">
            <text:p>60.632735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2.756038" calcext:value-type="float">
            <text:p>62.756038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84.117636" calcext:value-type="float">
            <text:p>84.11763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60.995026" calcext:value-type="float">
            <text:p>60.995026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61.332252" calcext:value-type="float">
            <text:p>61.332252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4.380992" calcext:value-type="float">
            <text:p>64.380992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91.245336" calcext:value-type="float">
            <text:p>91.2453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1.434371" calcext:value-type="float">
            <text:p>61.434371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1.698215" calcext:value-type="float">
            <text:p>61.698215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64.747622" calcext:value-type="float">
            <text:p>64.747622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91.860946" calcext:value-type="float">
            <text:p>91.86094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64.492078" calcext:value-type="float">
            <text:p>64.492078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64.749276" calcext:value-type="float">
            <text:p>64.749276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67.365712" calcext:value-type="float">
            <text:p>67.365712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93.577545" calcext:value-type="float">
            <text:p>93.57754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66.593539" calcext:value-type="float">
            <text:p>66.593539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66.89128" calcext:value-type="float">
            <text:p>66.89128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69.359646" calcext:value-type="float">
            <text:p>69.359646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98.615723" calcext:value-type="float">
            <text:p>98.615723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66.880255" calcext:value-type="float">
            <text:p>66.880255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67.120465" calcext:value-type="float">
            <text:p>67.120465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69.912441" calcext:value-type="float">
            <text:p>69.912441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98.817423" calcext:value-type="float">
            <text:p>98.81742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66.901054" calcext:value-type="float">
            <text:p>66.901054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67.177053" calcext:value-type="float">
            <text:p>67.177053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70.188828" calcext:value-type="float">
            <text:p>70.188828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100.104979" calcext:value-type="float">
            <text:p>100.104979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0.202971" calcext:value-type="float">
            <text:p>70.202971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0.454009" calcext:value-type="float">
            <text:p>70.454009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3.00893" calcext:value-type="float">
            <text:p>73.00893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100.289052" calcext:value-type="float">
            <text:p>100.289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70.22638" calcext:value-type="float">
            <text:p>70.22638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70.496783" calcext:value-type="float">
            <text:p>70.496783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73.245038" calcext:value-type="float">
            <text:p>73.245038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100.753386" calcext:value-type="float">
            <text:p>100.753386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70.854383" calcext:value-type="float">
            <text:p>70.854383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71.164845" calcext:value-type="float">
            <text:p>71.164845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74.313031" calcext:value-type="float">
            <text:p>74.313031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102.073623" calcext:value-type="float">
            <text:p>102.07362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74.412585" calcext:value-type="float">
            <text:p>74.412585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74.698761" calcext:value-type="float">
            <text:p>74.698761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77.604482" calcext:value-type="float">
            <text:p>77.604482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105.754929" calcext:value-type="float">
            <text:p>105.754929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75.731924" calcext:value-type="float">
            <text:p>75.731924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75.963991" calcext:value-type="float">
            <text:p>75.963991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78.329527" calcext:value-type="float">
            <text:p>78.329527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106.6616" calcext:value-type="float">
            <text:p>106.6616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84.947845" calcext:value-type="float">
            <text:p>84.947845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85.244184" calcext:value-type="float">
            <text:p>85.244184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88.251342" calcext:value-type="float">
            <text:p>88.251342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113.520733" calcext:value-type="float">
            <text:p>113.520733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88.339684" calcext:value-type="float">
            <text:p>88.339684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88.635156" calcext:value-type="float">
            <text:p>88.635156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91.633667" calcext:value-type="float">
            <text:p>91.633667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118.306146" calcext:value-type="float">
            <text:p>118.306146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90.74826" calcext:value-type="float">
            <text:p>90.74826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90.947636" calcext:value-type="float">
            <text:p>90.947636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92.98679" calcext:value-type="float">
            <text:p>92.98679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121.603437" calcext:value-type="float">
            <text:p>121.603437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92.90374" calcext:value-type="float">
            <text:p>92.90374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93.203805" calcext:value-type="float">
            <text:p>93.203805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96.248172" calcext:value-type="float">
            <text:p>96.248172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125.329867" calcext:value-type="float">
            <text:p>125.329867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93.384548" calcext:value-type="float">
            <text:p>93.384548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93.701937" calcext:value-type="float">
            <text:p>93.701937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96.919258" calcext:value-type="float">
            <text:p>96.919258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126.668954" calcext:value-type="float">
            <text:p>126.66895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96.971845" calcext:value-type="float">
            <text:p>96.97184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97.222383" calcext:value-type="float">
            <text:p>97.222383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99.772299" calcext:value-type="float">
            <text:p>99.772299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129.041141" calcext:value-type="float">
            <text:p>129.041141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102.49581" calcext:value-type="float">
            <text:p>102.49581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102.786412" calcext:value-type="float">
            <text:p>102.786412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105.736308" calcext:value-type="float">
            <text:p>105.736308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135.227913" calcext:value-type="float">
            <text:p>135.227913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105.066654" calcext:value-type="float">
            <text:p>105.066654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105.432934" calcext:value-type="float">
            <text:p>105.432934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109.138341" calcext:value-type="float">
            <text:p>109.138341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146.060841" calcext:value-type="float">
            <text:p>146.060841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110.255869" calcext:value-type="float">
            <text:p>110.255869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110.582843" calcext:value-type="float">
            <text:p>110.582843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113.895853" calcext:value-type="float">
            <text:p>113.895853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146.958892" calcext:value-type="float">
            <text:p>146.958892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115.719079" calcext:value-type="float">
            <text:p>115.719079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116.080795" calcext:value-type="float">
            <text:p>116.080795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119.740625" calcext:value-type="float">
            <text:p>119.740625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153.223639" calcext:value-type="float">
            <text:p>153.223639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116.478729" calcext:value-type="float">
            <text:p>116.478729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116.853519" calcext:value-type="float">
            <text:p>116.853519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120.610385" calcext:value-type="float">
            <text:p>120.610385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156.214844" calcext:value-type="float">
            <text:p>156.21484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117.020711" calcext:value-type="float">
            <text:p>117.020711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117.343106" calcext:value-type="float">
            <text:p>117.343106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120.643872" calcext:value-type="float">
            <text:p>120.643872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158.401871" calcext:value-type="float">
            <text:p>158.401871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130.38305" calcext:value-type="float">
            <text:p>130.38305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130.711941" calcext:value-type="float">
            <text:p>130.711941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134.044065" calcext:value-type="float">
            <text:p>134.044065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167.295114" calcext:value-type="float">
            <text:p>167.295114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135.769084" calcext:value-type="float">
            <text:p>135.769084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136.156372" calcext:value-type="float">
            <text:p>136.156372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140.07148" calcext:value-type="float">
            <text:p>140.07148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75.198253" calcext:value-type="float">
            <text:p>175.198253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36.809939" calcext:value-type="float">
            <text:p>136.809939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37.152354" calcext:value-type="float">
            <text:p>137.152354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40.619471" calcext:value-type="float">
            <text:p>140.619471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75.709941" calcext:value-type="float">
            <text:p>175.70994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39.246157" calcext:value-type="float">
            <text:p>139.246157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39.570944" calcext:value-type="float">
            <text:p>139.57094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42.862077" calcext:value-type="float">
            <text:p>142.862077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77.111567" calcext:value-type="float">
            <text:p>177.111567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40.451858" calcext:value-type="float">
            <text:p>140.451858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40.778438" calcext:value-type="float">
            <text:p>140.778438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44.087486" calcext:value-type="float">
            <text:p>144.087486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178.959621" calcext:value-type="float">
            <text:p>178.959621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141.325124" calcext:value-type="float">
            <text:p>141.325124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141.660633" calcext:value-type="float">
            <text:p>141.660633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145.05882" calcext:value-type="float">
            <text:p>145.05882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179.05651" calcext:value-type="float">
            <text:p>179.0565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150.696168" calcext:value-type="float">
            <text:p>150.696168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151.082773" calcext:value-type="float">
            <text:p>151.082773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154.991062" calcext:value-type="float">
            <text:p>154.991062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193.909026" calcext:value-type="float">
            <text:p>193.90902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155.727004" calcext:value-type="float">
            <text:p>155.727004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156.139565" calcext:value-type="float">
            <text:p>156.139565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160.306962" calcext:value-type="float">
            <text:p>160.306962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201.773403" calcext:value-type="float">
            <text:p>201.77340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167.059105" calcext:value-type="float">
            <text:p>167.059105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167.491712" calcext:value-type="float">
            <text:p>167.491712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171.859221" calcext:value-type="float">
            <text:p>171.859221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210.126899" calcext:value-type="float">
            <text:p>210.126899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169.867891" calcext:value-type="float">
            <text:p>169.867891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170.227441" calcext:value-type="float">
            <text:p>170.227441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173.86562" calcext:value-type="float">
            <text:p>173.86562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215.293872" calcext:value-type="float">
            <text:p>215.29387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170.485758" calcext:value-type="float">
            <text:p>170.485758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170.887699" calcext:value-type="float">
            <text:p>170.887699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174.949072" calcext:value-type="float">
            <text:p>174.949072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215.372711" calcext:value-type="float">
            <text:p>215.372711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171.719181" calcext:value-type="float">
            <text:p>171.719181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172.118299" calcext:value-type="float">
            <text:p>172.118299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176.151497" calcext:value-type="float">
            <text:p>176.151497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216.298011" calcext:value-type="float">
            <text:p>216.298011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174.156089" calcext:value-type="float">
            <text:p>174.156089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174.551789" calcext:value-type="float">
            <text:p>174.551789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178.550856" calcext:value-type="float">
            <text:p>178.550856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216.364316" calcext:value-type="float">
            <text:p>216.364316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176.626881" calcext:value-type="float">
            <text:p>176.626881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176.981656" calcext:value-type="float">
            <text:p>176.981656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180.57214" calcext:value-type="float">
            <text:p>180.57214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218.361678" calcext:value-type="float">
            <text:p>218.361678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193.803102" calcext:value-type="float">
            <text:p>193.803102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194.116698" calcext:value-type="float">
            <text:p>194.116698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197.296085" calcext:value-type="float">
            <text:p>197.296085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229.044868" calcext:value-type="float">
            <text:p>229.044868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200.601093" calcext:value-type="float">
            <text:p>200.601093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201.006934" calcext:value-type="float">
            <text:p>201.006934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205.107216" calcext:value-type="float">
            <text:p>205.107216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245.913548" calcext:value-type="float">
            <text:p>245.91354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200.801378" calcext:value-type="float">
            <text:p>200.801378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201.219336" calcext:value-type="float">
            <text:p>201.219336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205.440592" calcext:value-type="float">
            <text:p>205.440592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247.43677" calcext:value-type="float">
            <text:p>247.43677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217.480769" calcext:value-type="float">
            <text:p>217.480769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217.930986" calcext:value-type="float">
            <text:p>217.930986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222.474281" calcext:value-type="float">
            <text:p>222.47428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263.168664" calcext:value-type="float">
            <text:p>263.16866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218.443989" calcext:value-type="float">
            <text:p>218.443989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218.876414" calcext:value-type="float">
            <text:p>218.876414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223.242086" calcext:value-type="float">
            <text:p>223.242086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266.65867" calcext:value-type="float">
            <text:p>266.65867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219.439685" calcext:value-type="float">
            <text:p>219.439685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219.831023" calcext:value-type="float">
            <text:p>219.831023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223.786507" calcext:value-type="float">
            <text:p>223.786507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267.637899" calcext:value-type="float">
            <text:p>267.63789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224.23512" calcext:value-type="float">
            <text:p>224.23512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224.637452" calcext:value-type="float">
            <text:p>224.637452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228.702703" calcext:value-type="float">
            <text:p>228.702703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269.164477" calcext:value-type="float">
            <text:p>269.16447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248.46214" calcext:value-type="float">
            <text:p>248.46214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248.908818" calcext:value-type="float">
            <text:p>248.908818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253.416764" calcext:value-type="float">
            <text:p>253.416764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298.23271" calcext:value-type="float">
            <text:p>298.23271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280.283576" calcext:value-type="float">
            <text:p>280.283576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280.72028" calcext:value-type="float">
            <text:p>280.72028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285.128625" calcext:value-type="float">
            <text:p>285.128625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328.964934" calcext:value-type="float">
            <text:p>328.964934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284.567684" calcext:value-type="float">
            <text:p>284.567684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284.985635" calcext:value-type="float">
            <text:p>284.985635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289.20676" calcext:value-type="float">
            <text:p>289.20676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331.201651" calcext:value-type="float">
            <text:p>331.201651</text:p>
          </table:table-cell>
        </table:table-row>
        <table:table-row table:style-name="ro1" table:number-rows-repeated="104851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gt,src smoothed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dditive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src smoothing</text:p>
          </table:table-cell>
          <table:table-cell/>
          <table:table-cell table:style-name="ce3"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tgt smoothing</text:p>
          </table:table-cell>
          <table:table-cell/>
          <table:table-cell table:style-name="ce3" office:value-type="float" office:value="0.001" calcext:value-type="float">
            <text:p>0.0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  <table:table-cell table:number-columns-repeated="2"/>
          <table:table-cell office:value-type="string" calcext:value-type="string">
            <text:p>tokens</text:p>
          </table:table-cell>
          <table:table-cell office:value-type="string" calcext:value-type="string">
            <text:p>kl_cpos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5.033507" calcext:value-type="float">
            <text:p>5.033507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6.139437" calcext:value-type="float">
            <text:p>6.139437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4.729116" calcext:value-type="float">
            <text:p>4.729116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3.295145" calcext:value-type="float">
            <text:p>3.295145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0.792036" calcext:value-type="float">
            <text:p>0.792036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0.420027" calcext:value-type="float">
            <text:p>0.420027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1.484791" calcext:value-type="float">
            <text:p>1.484791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5.053964" calcext:value-type="float">
            <text:p>5.053964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6.228199" calcext:value-type="float">
            <text:p>6.228199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4.74505" calcext:value-type="float">
            <text:p>4.74505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3.662288" calcext:value-type="float">
            <text:p>3.662288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0.890138" calcext:value-type="float">
            <text:p>0.890138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0.539894" calcext:value-type="float">
            <text:p>0.539894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1.621279" calcext:value-type="float">
            <text:p>1.62127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5.108536" calcext:value-type="float">
            <text:p>5.108536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6.363386" calcext:value-type="float">
            <text:p>6.363386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5.00107" calcext:value-type="float">
            <text:p>5.00107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3.708366" calcext:value-type="float">
            <text:p>3.708366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0.896516" calcext:value-type="float">
            <text:p>0.896516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0.636591" calcext:value-type="float">
            <text:p>0.636591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1.658457" calcext:value-type="float">
            <text:p>1.65845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5.213008" calcext:value-type="float">
            <text:p>5.213008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6.430074" calcext:value-type="float">
            <text:p>6.430074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5.055081" calcext:value-type="float">
            <text:p>5.055081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4.799316" calcext:value-type="float">
            <text:p>4.799316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2.520793" calcext:value-type="float">
            <text:p>2.520793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3.092311" calcext:value-type="float">
            <text:p>3.092311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3.307665" calcext:value-type="float">
            <text:p>3.307665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5.449202" calcext:value-type="float">
            <text:p>5.449202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6.566445" calcext:value-type="float">
            <text:p>6.566445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5.138946" calcext:value-type="float">
            <text:p>5.138946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4.821885" calcext:value-type="float">
            <text:p>4.821885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2.718905" calcext:value-type="float">
            <text:p>2.718905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3.425911" calcext:value-type="float">
            <text:p>3.425911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3.389733" calcext:value-type="float">
            <text:p>3.389733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.678291" calcext:value-type="float">
            <text:p>5.678291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6.817013" calcext:value-type="float">
            <text:p>6.817013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.446063" calcext:value-type="float">
            <text:p>5.446063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5.034518" calcext:value-type="float">
            <text:p>5.034518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2.71909" calcext:value-type="float">
            <text:p>2.71909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3.572105" calcext:value-type="float">
            <text:p>3.572105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3.425125" calcext:value-type="float">
            <text:p>3.42512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5.965653" calcext:value-type="float">
            <text:p>5.965653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6.989833" calcext:value-type="float">
            <text:p>6.989833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5.785062" calcext:value-type="float">
            <text:p>5.785062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5.095064" calcext:value-type="float">
            <text:p>5.095064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3.078288" calcext:value-type="float">
            <text:p>3.078288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4.000031" calcext:value-type="float">
            <text:p>4.000031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3.691974" calcext:value-type="float">
            <text:p>3.691974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6.197486" calcext:value-type="float">
            <text:p>6.197486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7.168085" calcext:value-type="float">
            <text:p>7.168085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5.834372" calcext:value-type="float">
            <text:p>5.834372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5.13989" calcext:value-type="float">
            <text:p>5.13989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3.157672" calcext:value-type="float">
            <text:p>3.157672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4.373475" calcext:value-type="float">
            <text:p>4.373475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3.913055" calcext:value-type="float">
            <text:p>3.913055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6.602649" calcext:value-type="float">
            <text:p>6.602649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7.805768" calcext:value-type="float">
            <text:p>7.805768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5.871312" calcext:value-type="float">
            <text:p>5.871312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5.158417" calcext:value-type="float">
            <text:p>5.158417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3.346417" calcext:value-type="float">
            <text:p>3.346417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4.543204" calcext:value-type="float">
            <text:p>4.543204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3.938413" calcext:value-type="float">
            <text:p>3.9384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.675975" calcext:value-type="float">
            <text:p>6.675975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7.904969" calcext:value-type="float">
            <text:p>7.904969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6.037581" calcext:value-type="float">
            <text:p>6.037581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5.161279" calcext:value-type="float">
            <text:p>5.161279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3.436375" calcext:value-type="float">
            <text:p>3.436375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4.890108" calcext:value-type="float">
            <text:p>4.890108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4.082215" calcext:value-type="float">
            <text:p>4.082215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6.717971" calcext:value-type="float">
            <text:p>6.717971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7.917008" calcext:value-type="float">
            <text:p>7.917008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6.092572" calcext:value-type="float">
            <text:p>6.092572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5.214584" calcext:value-type="float">
            <text:p>5.214584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3.438061" calcext:value-type="float">
            <text:p>3.438061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4.904005" calcext:value-type="float">
            <text:p>4.904005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4.254329" calcext:value-type="float">
            <text:p>4.254329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7.011862" calcext:value-type="float">
            <text:p>7.011862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7.917381" calcext:value-type="float">
            <text:p>7.917381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.115083" calcext:value-type="float">
            <text:p>6.115083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5.555107" calcext:value-type="float">
            <text:p>5.555107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3.899071" calcext:value-type="float">
            <text:p>3.899071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5.498975" calcext:value-type="float">
            <text:p>5.498975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4.255109" calcext:value-type="float">
            <text:p>4.255109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7.012038" calcext:value-type="float">
            <text:p>7.012038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8.155577" calcext:value-type="float">
            <text:p>8.155577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6.174221" calcext:value-type="float">
            <text:p>6.174221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5.633823" calcext:value-type="float">
            <text:p>5.633823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3.991835" calcext:value-type="float">
            <text:p>3.991835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5.715506" calcext:value-type="float">
            <text:p>5.715506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4.494891" calcext:value-type="float">
            <text:p>4.494891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7.159232" calcext:value-type="float">
            <text:p>7.159232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8.321946" calcext:value-type="float">
            <text:p>8.321946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6.492294" calcext:value-type="float">
            <text:p>6.492294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.69951" calcext:value-type="float">
            <text:p>5.69951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4.020863" calcext:value-type="float">
            <text:p>4.020863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5.719389" calcext:value-type="float">
            <text:p>5.719389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4.576991" calcext:value-type="float">
            <text:p>4.576991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7.346381" calcext:value-type="float">
            <text:p>7.346381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11486" calcext:value-type="float">
            <text:p>11,486</text:p>
          </table:table-cell>
          <table:table-cell office:value-type="float" office:value="8.333798" calcext:value-type="float">
            <text:p>8.333798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6.530295" calcext:value-type="float">
            <text:p>6.530295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5.789887" calcext:value-type="float">
            <text:p>5.789887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4.160094" calcext:value-type="float">
            <text:p>4.160094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6.023745" calcext:value-type="float">
            <text:p>6.023745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4.684214" calcext:value-type="float">
            <text:p>4.684214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7.349765" calcext:value-type="float">
            <text:p>7.349765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8.354309" calcext:value-type="float">
            <text:p>8.354309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6.533425" calcext:value-type="float">
            <text:p>6.533425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5.810026" calcext:value-type="float">
            <text:p>5.810026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4.191916" calcext:value-type="float">
            <text:p>4.191916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6.1108" calcext:value-type="float">
            <text:p>6.1108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4.708211" calcext:value-type="float">
            <text:p>4.708211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7.51139" calcext:value-type="float">
            <text:p>7.51139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8.562196" calcext:value-type="float">
            <text:p>8.562196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6.570033" calcext:value-type="float">
            <text:p>6.570033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5.82927" calcext:value-type="float">
            <text:p>5.82927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4.210161" calcext:value-type="float">
            <text:p>4.210161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6.351646" calcext:value-type="float">
            <text:p>6.351646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4.716139" calcext:value-type="float">
            <text:p>4.71613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7.574075" calcext:value-type="float">
            <text:p>7.574075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8.646822" calcext:value-type="float">
            <text:p>8.646822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6.601688" calcext:value-type="float">
            <text:p>6.601688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5.863289" calcext:value-type="float">
            <text:p>5.863289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4.230559" calcext:value-type="float">
            <text:p>4.23055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6.422758" calcext:value-type="float">
            <text:p>6.422758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4.738115" calcext:value-type="float">
            <text:p>4.73811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7.601472" calcext:value-type="float">
            <text:p>7.601472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8.683914" calcext:value-type="float">
            <text:p>8.683914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6.635546" calcext:value-type="float">
            <text:p>6.635546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5.88415" calcext:value-type="float">
            <text:p>5.88415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4.27778" calcext:value-type="float">
            <text:p>4.27778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6.606762" calcext:value-type="float">
            <text:p>6.606762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4.756561" calcext:value-type="float">
            <text:p>4.75656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7.659352" calcext:value-type="float">
            <text:p>7.659352</text:p>
          </table:table-cell>
          <table:table-cell/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8.76938" calcext:value-type="float">
            <text:p>8.76938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6.668259" calcext:value-type="float">
            <text:p>6.66825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5.90962" calcext:value-type="float">
            <text:p>5.90962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4.321585" calcext:value-type="float">
            <text:p>4.321585</text:p>
          </table:table-cell>
          <table:table-cell/>
          <table:table-cell office:value-type="string" calcext:value-type="string">
            <text:p>et</text:p>
          </table:table-cell>
          <table:table-cell office:value-type="float" office:value="99485" calcext:value-type="float">
            <text:p>99,485</text:p>
          </table:table-cell>
          <table:table-cell office:value-type="float" office:value="6.709979" calcext:value-type="float">
            <text:p>6.709979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4.800186" calcext:value-type="float">
            <text:p>4.80018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7.674364" calcext:value-type="float">
            <text:p>7.674364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8.798029" calcext:value-type="float">
            <text:p>8.798029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.791637" calcext:value-type="float">
            <text:p>6.791637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5.963019" calcext:value-type="float">
            <text:p>5.96301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4.332952" calcext:value-type="float">
            <text:p>4.332952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7.148428" calcext:value-type="float">
            <text:p>7.148428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4.915411" calcext:value-type="float">
            <text:p>4.91541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7.755153" calcext:value-type="float">
            <text:p>7.755153</text:p>
          </table:table-cell>
          <table:table-cell/>
          <table:table-cell office:value-type="string" calcext:value-type="string">
            <text:p>go</text:p>
          </table:table-cell>
          <table:table-cell office:value-type="float" office:value="41798" calcext:value-type="float">
            <text:p>41,798</text:p>
          </table:table-cell>
          <table:table-cell office:value-type="float" office:value="8.810049" calcext:value-type="float">
            <text:p>8.810049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6.801861" calcext:value-type="float">
            <text:p>6.801861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6.012017" calcext:value-type="float">
            <text:p>6.012017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50126" calcext:value-type="float">
            <text:p>150,126</text:p>
          </table:table-cell>
          <table:table-cell office:value-type="float" office:value="4.419645" calcext:value-type="float">
            <text:p>4.419645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7.170506" calcext:value-type="float">
            <text:p>7.170506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4.94325" calcext:value-type="float">
            <text:p>4.9432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.889923" calcext:value-type="float">
            <text:p>7.889923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8.958604" calcext:value-type="float">
            <text:p>8.958604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6.827897" calcext:value-type="float">
            <text:p>6.827897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6.085609" calcext:value-type="float">
            <text:p>6.085609</text:p>
          </table:table-cell>
          <table:table-cell/>
          <table:table-cell office:value-type="string" calcext:value-type="string">
            <text:p>hr</text:p>
          </table:table-cell>
          <table:table-cell office:value-type="float" office:value="184661" calcext:value-type="float">
            <text:p>184,661</text:p>
          </table:table-cell>
          <table:table-cell office:value-type="float" office:value="4.528422" calcext:value-type="float">
            <text:p>4.528422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7.202941" calcext:value-type="float">
            <text:p>7.202941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4.976537" calcext:value-type="float">
            <text:p>4.976537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7.907532" calcext:value-type="float">
            <text:p>7.907532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8.991896" calcext:value-type="float">
            <text:p>8.991896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6.933841" calcext:value-type="float">
            <text:p>6.933841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6.142136" calcext:value-type="float">
            <text:p>6.142136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4.683841" calcext:value-type="float">
            <text:p>4.683841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7.432869" calcext:value-type="float">
            <text:p>7.432869</text:p>
          </table:table-cell>
          <table:table-cell/>
          <table:table-cell office:value-type="string" calcext:value-type="string">
            <text:p>sr</text:p>
          </table:table-cell>
          <table:table-cell office:value-type="float" office:value="71634" calcext:value-type="float">
            <text:p>71,634</text:p>
          </table:table-cell>
          <table:table-cell office:value-type="float" office:value="5.049315" calcext:value-type="float">
            <text:p>5.04931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7.91887" calcext:value-type="float">
            <text:p>7.91887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9.010617" calcext:value-type="float">
            <text:p>9.010617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7.012898" calcext:value-type="float">
            <text:p>7.012898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6.168034" calcext:value-type="float">
            <text:p>6.168034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4.811231" calcext:value-type="float">
            <text:p>4.811231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7.561797" calcext:value-type="float">
            <text:p>7.561797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5.147705" calcext:value-type="float">
            <text:p>5.14770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7.979512" calcext:value-type="float">
            <text:p>7.979512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9.048123" calcext:value-type="float">
            <text:p>9.048123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7.055626" calcext:value-type="float">
            <text:p>7.055626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6.188343" calcext:value-type="float">
            <text:p>6.188343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5.013805" calcext:value-type="float">
            <text:p>5.013805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7.684684" calcext:value-type="float">
            <text:p>7.684684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.281567" calcext:value-type="float">
            <text:p>5.281567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890" calcext:value-type="float">
            <text:p>890</text:p>
          </table:table-cell>
          <table:table-cell office:value-type="float" office:value="8.092018" calcext:value-type="float">
            <text:p>8.092018</text:p>
          </table:table-cell>
          <table:table-cell/>
          <table:table-cell office:value-type="string" calcext:value-type="string">
            <text:p>hu</text:p>
          </table:table-cell>
          <table:table-cell office:value-type="float" office:value="21986" calcext:value-type="float">
            <text:p>21,986</text:p>
          </table:table-cell>
          <table:table-cell office:value-type="float" office:value="9.053298" calcext:value-type="float">
            <text:p>9.053298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7.089382" calcext:value-type="float">
            <text:p>7.089382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6.229514" calcext:value-type="float">
            <text:p>6.229514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5.028967" calcext:value-type="float">
            <text:p>5.028967</text:p>
          </table:table-cell>
          <table:table-cell/>
          <table:table-cell office:value-type="string" calcext:value-type="string">
            <text:p>zh</text:p>
          </table:table-cell>
          <table:table-cell office:value-type="float" office:value="140464" calcext:value-type="float">
            <text:p>140,464</text:p>
          </table:table-cell>
          <table:table-cell office:value-type="float" office:value="7.685051" calcext:value-type="float">
            <text:p>7.685051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5.328775" calcext:value-type="float">
            <text:p>5.32877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8.249604" calcext:value-type="float">
            <text:p>8.249604</text:p>
          </table:table-cell>
          <table:table-cell/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9.218062" calcext:value-type="float">
            <text:p>9.218062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7.106408" calcext:value-type="float">
            <text:p>7.106408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6.306798" calcext:value-type="float">
            <text:p>6.306798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5.056594" calcext:value-type="float">
            <text:p>5.056594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7.753051" calcext:value-type="float">
            <text:p>7.753051</text:p>
          </table:table-cell>
          <table:table-cell/>
          <table:table-cell office:value-type="string" calcext:value-type="string">
            <text:p>gl</text:p>
          </table:table-cell>
          <table:table-cell office:value-type="float" office:value="89126" calcext:value-type="float">
            <text:p>89,126</text:p>
          </table:table-cell>
          <table:table-cell office:value-type="float" office:value="5.39019" calcext:value-type="float">
            <text:p>5.39019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8.375946" calcext:value-type="float">
            <text:p>8.375946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7129" calcext:value-type="float">
            <text:p>7,129</text:p>
          </table:table-cell>
          <table:table-cell office:value-type="float" office:value="9.275248" calcext:value-type="float">
            <text:p>9.275248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7.176714" calcext:value-type="float">
            <text:p>7.176714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6.312878" calcext:value-type="float">
            <text:p>6.312878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5.082561" calcext:value-type="float">
            <text:p>5.082561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333494" calcext:value-type="float">
            <text:p>333,494</text:p>
          </table:table-cell>
          <table:table-cell office:value-type="float" office:value="7.791546" calcext:value-type="float">
            <text:p>7.791546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5.42101" calcext:value-type="float">
            <text:p>5.42101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516" calcext:value-type="float">
            <text:p>3,516</text:p>
          </table:table-cell>
          <table:table-cell office:value-type="float" office:value="8.397546" calcext:value-type="float">
            <text:p>8.397546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9.446584" calcext:value-type="float">
            <text:p>9.446584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.236695" calcext:value-type="float">
            <text:p>7.236695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6.35869" calcext:value-type="float">
            <text:p>6.35869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5.11883" calcext:value-type="float">
            <text:p>5.11883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7.798927" calcext:value-type="float">
            <text:p>7.798927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5.469449" calcext:value-type="float">
            <text:p>5.469449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8.399024" calcext:value-type="float">
            <text:p>8.399024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9.522532" calcext:value-type="float">
            <text:p>9.52253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7.250281" calcext:value-type="float">
            <text:p>7.250281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6.412344" calcext:value-type="float">
            <text:p>6.412344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5.215657" calcext:value-type="float">
            <text:p>5.215657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7.842168" calcext:value-type="float">
            <text:p>7.842168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5.49848" calcext:value-type="float">
            <text:p>5.49848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8.570604" calcext:value-type="float">
            <text:p>8.570604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9.542562" calcext:value-type="float">
            <text:p>9.542562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7.280056" calcext:value-type="float">
            <text:p>7.280056</text:p>
          </table:table-cell>
          <table:table-cell/>
          <table:table-cell office:value-type="string" calcext:value-type="string">
            <text:p>lv</text:p>
          </table:table-cell>
          <table:table-cell office:value-type="float" office:value="70502" calcext:value-type="float">
            <text:p>70,502</text:p>
          </table:table-cell>
          <table:table-cell office:value-type="float" office:value="6.429769" calcext:value-type="float">
            <text:p>6.429769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5.218504" calcext:value-type="float">
            <text:p>5.218504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8.170104" calcext:value-type="float">
            <text:p>8.170104</text:p>
          </table:table-cell>
          <table:table-cell/>
          <table:table-cell office:value-type="string" calcext:value-type="string">
            <text:p>sk</text:p>
          </table:table-cell>
          <table:table-cell office:value-type="float" office:value="97541" calcext:value-type="float">
            <text:p>97,541</text:p>
          </table:table-cell>
          <table:table-cell office:value-type="float" office:value="5.603329" calcext:value-type="float">
            <text:p>5.603329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8.713975" calcext:value-type="float">
            <text:p>8.713975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9.752774" calcext:value-type="float">
            <text:p>9.752774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7.360691" calcext:value-type="float">
            <text:p>7.360691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6.576367" calcext:value-type="float">
            <text:p>6.576367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5.244548" calcext:value-type="float">
            <text:p>5.244548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8.194163" calcext:value-type="float">
            <text:p>8.194163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5.608068" calcext:value-type="float">
            <text:p>5.60806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8.724507" calcext:value-type="float">
            <text:p>8.724507</text:p>
          </table:table-cell>
          <table:table-cell/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9.756106" calcext:value-type="float">
            <text:p>9.756106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7.394465" calcext:value-type="float">
            <text:p>7.394465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6.59288" calcext:value-type="float">
            <text:p>6.59288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5.262783" calcext:value-type="float">
            <text:p>5.262783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8.210988" calcext:value-type="float">
            <text:p>8.210988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5.619825" calcext:value-type="float">
            <text:p>5.619825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8.771007" calcext:value-type="float">
            <text:p>8.771007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9.885443" calcext:value-type="float">
            <text:p>9.885443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7.532564" calcext:value-type="float">
            <text:p>7.532564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6.608016" calcext:value-type="float">
            <text:p>6.608016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5.270148" calcext:value-type="float">
            <text:p>5.270148</text:p>
          </table:table-cell>
          <table:table-cell/>
          <table:table-cell office:value-type="string" calcext:value-type="string">
            <text:p>fi</text:p>
          </table:table-cell>
          <table:table-cell office:value-type="float" office:value="362427" calcext:value-type="float">
            <text:p>362,427</text:p>
          </table:table-cell>
          <table:table-cell office:value-type="float" office:value="8.214507" calcext:value-type="float">
            <text:p>8.214507</text:p>
          </table:table-cell>
          <table:table-cell/>
          <table:table-cell office:value-type="string" calcext:value-type="string">
            <text:p>da</text:p>
          </table:table-cell>
          <table:table-cell office:value-type="float" office:value="89144" calcext:value-type="float">
            <text:p>89,144</text:p>
          </table:table-cell>
          <table:table-cell office:value-type="float" office:value="5.680534" calcext:value-type="float">
            <text:p>5.68053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8.837469" calcext:value-type="float">
            <text:p>8.83746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23085" calcext:value-type="float">
            <text:p>23,085</text:p>
          </table:table-cell>
          <table:table-cell office:value-type="float" office:value="9.892526" calcext:value-type="float">
            <text:p>9.892526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7.668445" calcext:value-type="float">
            <text:p>7.668445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.682674" calcext:value-type="float">
            <text:p>6.682674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5.416692" calcext:value-type="float">
            <text:p>5.416692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86661" calcext:value-type="float">
            <text:p>486,661</text:p>
          </table:table-cell>
          <table:table-cell office:value-type="float" office:value="8.234818" calcext:value-type="float">
            <text:p>8.234818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5.711316" calcext:value-type="float">
            <text:p>5.711316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9.044294" calcext:value-type="float">
            <text:p>9.044294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10.072521" calcext:value-type="float">
            <text:p>10.07252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7.680595" calcext:value-type="float">
            <text:p>7.680595</text:p>
          </table:table-cell>
          <table:table-cell/>
          <table:table-cell office:value-type="string" calcext:value-type="string">
            <text:p>uk</text:p>
          </table:table-cell>
          <table:table-cell office:value-type="float" office:value="84066" calcext:value-type="float">
            <text:p>84,066</text:p>
          </table:table-cell>
          <table:table-cell office:value-type="float" office:value="6.704072" calcext:value-type="float">
            <text:p>6.704072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5.559865" calcext:value-type="float">
            <text:p>5.559865</text:p>
          </table:table-cell>
          <table:table-cell/>
          <table:table-cell office:value-type="string" calcext:value-type="string">
            <text:p>nl</text:p>
          </table:table-cell>
          <table:table-cell office:value-type="float" office:value="303909" calcext:value-type="float">
            <text:p>303,909</text:p>
          </table:table-cell>
          <table:table-cell office:value-type="float" office:value="8.257458" calcext:value-type="float">
            <text:p>8.257458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5.996137" calcext:value-type="float">
            <text:p>5.99613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818" calcext:value-type="float">
            <text:p>818</text:p>
          </table:table-cell>
          <table:table-cell office:value-type="float" office:value="9.110391" calcext:value-type="float">
            <text:p>9.11039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10.085496" calcext:value-type="float">
            <text:p>10.085496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7.768663" calcext:value-type="float">
            <text:p>7.768663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6.754533" calcext:value-type="float">
            <text:p>6.754533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5.604115" calcext:value-type="float">
            <text:p>5.604115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8.268011" calcext:value-type="float">
            <text:p>8.268011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6.040225" calcext:value-type="float">
            <text:p>6.040225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9.146397" calcext:value-type="float">
            <text:p>9.146397</text:p>
          </table:table-cell>
          <table:table-cell/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10.229737" calcext:value-type="float">
            <text:p>10.229737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7.867594" calcext:value-type="float">
            <text:p>7.867594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6.785098" calcext:value-type="float">
            <text:p>6.785098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5.664787" calcext:value-type="float">
            <text:p>5.664787</text:p>
          </table:table-cell>
          <table:table-cell/>
          <table:table-cell office:value-type="string" calcext:value-type="string">
            <text:p>id</text:p>
          </table:table-cell>
          <table:table-cell office:value-type="float" office:value="106485" calcext:value-type="float">
            <text:p>106,485</text:p>
          </table:table-cell>
          <table:table-cell office:value-type="float" office:value="8.289545" calcext:value-type="float">
            <text:p>8.289545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6.053963" calcext:value-type="float">
            <text:p>6.053963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9.163698" calcext:value-type="float">
            <text:p>9.163698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10.254358" calcext:value-type="float">
            <text:p>10.254358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7.878111" calcext:value-type="float">
            <text:p>7.878111</text:p>
          </table:table-cell>
          <table:table-cell/>
          <table:table-cell office:value-type="string" calcext:value-type="string">
            <text:p>el</text:p>
          </table:table-cell>
          <table:table-cell office:value-type="float" office:value="45650" calcext:value-type="float">
            <text:p>45,650</text:p>
          </table:table-cell>
          <table:table-cell office:value-type="float" office:value="6.840314" calcext:value-type="float">
            <text:p>6.840314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5.670833" calcext:value-type="float">
            <text:p>5.670833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8.3662" calcext:value-type="float">
            <text:p>8.3662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6.055227" calcext:value-type="float">
            <text:p>6.05522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9.179345" calcext:value-type="float">
            <text:p>9.179345</text:p>
          </table:table-cell>
          <table:table-cell/>
          <table:table-cell office:value-type="string" calcext:value-type="string">
            <text:p>sm</text:p>
          </table:table-cell>
          <table:table-cell office:value-type="float" office:value="21349" calcext:value-type="float">
            <text:p>21,349</text:p>
          </table:table-cell>
          <table:table-cell office:value-type="float" office:value="10.328675" calcext:value-type="float">
            <text:p>10.328675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7.947001" calcext:value-type="float">
            <text:p>7.947001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6.940882" calcext:value-type="float">
            <text:p>6.940882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5.73178" calcext:value-type="float">
            <text:p>5.73178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8.454986" calcext:value-type="float">
            <text:p>8.454986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6.14949" calcext:value-type="float">
            <text:p>6.1494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9.313584" calcext:value-type="float">
            <text:p>9.313584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10.335464" calcext:value-type="float">
            <text:p>10.335464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7.963567" calcext:value-type="float">
            <text:p>7.963567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7.038062" calcext:value-type="float">
            <text:p>7.038062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5.755982" calcext:value-type="float">
            <text:p>5.755982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43833" calcext:value-type="float">
            <text:p>443,833</text:p>
          </table:table-cell>
          <table:table-cell office:value-type="float" office:value="8.547816" calcext:value-type="float">
            <text:p>8.547816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6.186721" calcext:value-type="float">
            <text:p>6.186721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3743" calcext:value-type="float">
            <text:p>3,743</text:p>
          </table:table-cell>
          <table:table-cell office:value-type="float" office:value="9.339177" calcext:value-type="float">
            <text:p>9.339177</text:p>
          </table:table-cell>
          <table:table-cell/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10.391929" calcext:value-type="float">
            <text:p>10.391929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8.073746" calcext:value-type="float">
            <text:p>8.073746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7.088357" calcext:value-type="float">
            <text:p>7.088357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5.770127" calcext:value-type="float">
            <text:p>5.770127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8.655945" calcext:value-type="float">
            <text:p>8.655945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6.191467" calcext:value-type="float">
            <text:p>6.19146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9.493943" calcext:value-type="float">
            <text:p>9.493943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10.451965" calcext:value-type="float">
            <text:p>10.45196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8.106177" calcext:value-type="float">
            <text:p>8.106177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7.190723" calcext:value-type="float">
            <text:p>7.190723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5.777716" calcext:value-type="float">
            <text:p>5.777716</text:p>
          </table:table-cell>
          <table:table-cell/>
          <table:table-cell office:value-type="string" calcext:value-type="string">
            <text:p>he</text:p>
          </table:table-cell>
          <table:table-cell office:value-type="float" office:value="148162" calcext:value-type="float">
            <text:p>148,162</text:p>
          </table:table-cell>
          <table:table-cell office:value-type="float" office:value="8.669284" calcext:value-type="float">
            <text:p>8.669284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6.198004" calcext:value-type="float">
            <text:p>6.198004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9.671573" calcext:value-type="float">
            <text:p>9.671573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10001" calcext:value-type="float">
            <text:p>10,001</text:p>
          </table:table-cell>
          <table:table-cell office:value-type="float" office:value="10.555484" calcext:value-type="float">
            <text:p>10.555484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8.120991" calcext:value-type="float">
            <text:p>8.120991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7.190831" calcext:value-type="float">
            <text:p>7.190831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355498" calcext:value-type="float">
            <text:p>355,498</text:p>
          </table:table-cell>
          <table:table-cell office:value-type="float" office:value="5.794215" calcext:value-type="float">
            <text:p>5.794215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032826" calcext:value-type="float">
            <text:p>2,032,826</text:p>
          </table:table-cell>
          <table:table-cell office:value-type="float" office:value="8.72986" calcext:value-type="float">
            <text:p>8.7298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6.242827" calcext:value-type="float">
            <text:p>6.242827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9.726105" calcext:value-type="float">
            <text:p>9.726105</text:p>
          </table:table-cell>
          <table:table-cell/>
          <table:table-cell office:value-type="string" calcext:value-type="string">
            <text:p>hs</text:p>
          </table:table-cell>
          <table:table-cell office:value-type="float" office:value="11982" calcext:value-type="float">
            <text:p>11,982</text:p>
          </table:table-cell>
          <table:table-cell office:value-type="float" office:value="10.604104" calcext:value-type="float">
            <text:p>10.60410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8.149523" calcext:value-type="float">
            <text:p>8.149523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7.235214" calcext:value-type="float">
            <text:p>7.235214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5.801844" calcext:value-type="float">
            <text:p>5.801844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42150" calcext:value-type="float">
            <text:p>142,150</text:p>
          </table:table-cell>
          <table:table-cell office:value-type="float" office:value="8.729872" calcext:value-type="float">
            <text:p>8.729872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6.24404" calcext:value-type="float">
            <text:p>6.24404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591" calcext:value-type="float">
            <text:p>591</text:p>
          </table:table-cell>
          <table:table-cell office:value-type="float" office:value="9.841662" calcext:value-type="float">
            <text:p>9.841662</text:p>
          </table:table-cell>
          <table:table-cell/>
          <table:table-cell office:value-type="string" calcext:value-type="string">
            <text:p>bx</text:p>
          </table:table-cell>
          <table:table-cell office:value-type="float" office:value="11848" calcext:value-type="float">
            <text:p>11,848</text:p>
          </table:table-cell>
          <table:table-cell office:value-type="float" office:value="10.791381" calcext:value-type="float">
            <text:p>10.791381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8.166059" calcext:value-type="float">
            <text:p>8.166059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74701" calcext:value-type="float">
            <text:p>74,701</text:p>
          </table:table-cell>
          <table:table-cell office:value-type="float" office:value="7.335823" calcext:value-type="float">
            <text:p>7.335823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5.837787" calcext:value-type="float">
            <text:p>5.837787</text:p>
          </table:table-cell>
          <table:table-cell/>
          <table:table-cell office:value-type="string" calcext:value-type="string">
            <text:p>it</text:p>
          </table:table-cell>
          <table:table-cell office:value-type="float" office:value="431826" calcext:value-type="float">
            <text:p>431,826</text:p>
          </table:table-cell>
          <table:table-cell office:value-type="float" office:value="8.917779" calcext:value-type="float">
            <text:p>8.917779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6.309115" calcext:value-type="float">
            <text:p>6.30911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9.950471" calcext:value-type="float">
            <text:p>9.950471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11.119757" calcext:value-type="float">
            <text:p>11.119757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8.170695" calcext:value-type="float">
            <text:p>8.170695</text:p>
          </table:table-cell>
          <table:table-cell/>
          <table:table-cell office:value-type="string" calcext:value-type="string">
            <text:p>eu</text:p>
          </table:table-cell>
          <table:table-cell office:value-type="float" office:value="83766" calcext:value-type="float">
            <text:p>83,766</text:p>
          </table:table-cell>
          <table:table-cell office:value-type="float" office:value="7.348802" calcext:value-type="float">
            <text:p>7.348802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5.852738" calcext:value-type="float">
            <text:p>5.852738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14489" calcext:value-type="float">
            <text:p>314,489</text:p>
          </table:table-cell>
          <table:table-cell office:value-type="float" office:value="9.099594" calcext:value-type="float">
            <text:p>9.099594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6.364182" calcext:value-type="float">
            <text:p>6.364182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9.958014" calcext:value-type="float">
            <text:p>9.958014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11.193063" calcext:value-type="float">
            <text:p>11.193063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8.265346" calcext:value-type="float">
            <text:p>8.26534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7.387075" calcext:value-type="float">
            <text:p>7.387075</text:p>
          </table:table-cell>
          <table:table-cell/>
          <table:table-cell office:value-type="string" calcext:value-type="string">
            <text:p>sl</text:p>
          </table:table-cell>
          <table:table-cell office:value-type="float" office:value="137081" calcext:value-type="float">
            <text:p>137,081</text:p>
          </table:table-cell>
          <table:table-cell office:value-type="float" office:value="5.94711" calcext:value-type="float">
            <text:p>5.94711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9.125754" calcext:value-type="float">
            <text:p>9.125754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6.379219" calcext:value-type="float">
            <text:p>6.379219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10.397111" calcext:value-type="float">
            <text:p>10.39711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5737" calcext:value-type="float">
            <text:p>5,737</text:p>
          </table:table-cell>
          <table:table-cell office:value-type="float" office:value="11.296801" calcext:value-type="float">
            <text:p>11.296801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8.336368" calcext:value-type="float">
            <text:p>8.336368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7.466444" calcext:value-type="float">
            <text:p>7.466444</text:p>
          </table:table-cell>
          <table:table-cell/>
          <table:table-cell office:value-type="string" calcext:value-type="string">
            <text:p>gr</text:p>
          </table:table-cell>
          <table:table-cell office:value-type="float" office:value="396921" calcext:value-type="float">
            <text:p>396,921</text:p>
          </table:table-cell>
          <table:table-cell office:value-type="float" office:value="5.969201" calcext:value-type="float">
            <text:p>5.96920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9.142738" calcext:value-type="float">
            <text:p>9.142738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6.571441" calcext:value-type="float">
            <text:p>6.57144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10.472282" calcext:value-type="float">
            <text:p>10.472282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3425" calcext:value-type="float">
            <text:p>3,425</text:p>
          </table:table-cell>
          <table:table-cell office:value-type="float" office:value="11.29681" calcext:value-type="float">
            <text:p>11.29681</text:p>
          </table:table-cell>
          <table:table-cell/>
          <table:table-cell office:value-type="string" calcext:value-type="string">
            <text:p>tr</text:p>
          </table:table-cell>
          <table:table-cell office:value-type="float" office:value="64338" calcext:value-type="float">
            <text:p>64,338</text:p>
          </table:table-cell>
          <table:table-cell office:value-type="float" office:value="8.54883" calcext:value-type="float">
            <text:p>8.54883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7.556735" calcext:value-type="float">
            <text:p>7.556735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6.196102" calcext:value-type="float">
            <text:p>6.196102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9324" calcext:value-type="float">
            <text:p>909,324</text:p>
          </table:table-cell>
          <table:table-cell office:value-type="float" office:value="9.386019" calcext:value-type="float">
            <text:p>9.386019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212793" calcext:value-type="float">
            <text:p>212,793</text:p>
          </table:table-cell>
          <table:table-cell office:value-type="float" office:value="6.6263" calcext:value-type="float">
            <text:p>6.626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10.56218" calcext:value-type="float">
            <text:p>10.56218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7184" calcext:value-type="float">
            <text:p>7,184</text:p>
          </table:table-cell>
          <table:table-cell office:value-type="float" office:value="11.64167" calcext:value-type="float">
            <text:p>11.64167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8.656901" calcext:value-type="float">
            <text:p>8.656901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7.972107" calcext:value-type="float">
            <text:p>7.972107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6.232691" calcext:value-type="float">
            <text:p>6.232691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9.419039" calcext:value-type="float">
            <text:p>9.419039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6.626928" calcext:value-type="float">
            <text:p>6.626928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10.690395" calcext:value-type="float">
            <text:p>10.690395</text:p>
          </table:table-cell>
          <table:table-cell/>
          <table:table-cell office:value-type="string" calcext:value-type="string">
            <text:p>ug</text:p>
          </table:table-cell>
          <table:table-cell office:value-type="float" office:value="12130" calcext:value-type="float">
            <text:p>12,130</text:p>
          </table:table-cell>
          <table:table-cell office:value-type="float" office:value="11.798673" calcext:value-type="float">
            <text:p>11.798673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8.706301" calcext:value-type="float">
            <text:p>8.706301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8.071914" calcext:value-type="float">
            <text:p>8.071914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6.356002" calcext:value-type="float">
            <text:p>6.356002</text:p>
          </table:table-cell>
          <table:table-cell/>
          <table:table-cell office:value-type="string" calcext:value-type="string">
            <text:p>ar</text:p>
          </table:table-cell>
          <table:table-cell office:value-type="float" office:value="881179" calcext:value-type="float">
            <text:p>881,179</text:p>
          </table:table-cell>
          <table:table-cell office:value-type="float" office:value="9.745944" calcext:value-type="float">
            <text:p>9.74594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6.869305" calcext:value-type="float">
            <text:p>6.86930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0.793271" calcext:value-type="float">
            <text:p>10.793271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2.162451" calcext:value-type="float">
            <text:p>12.162451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9.276003" calcext:value-type="float">
            <text:p>9.276003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8.222824" calcext:value-type="float">
            <text:p>8.22282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6.598248" calcext:value-type="float">
            <text:p>6.598248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9.766753" calcext:value-type="float">
            <text:p>9.766753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6.954873" calcext:value-type="float">
            <text:p>6.954873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10.89003" calcext:value-type="float">
            <text:p>10.89003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2.258872" calcext:value-type="float">
            <text:p>12.258872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9.464141" calcext:value-type="float">
            <text:p>9.464141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8.242687" calcext:value-type="float">
            <text:p>8.242687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6.642737" calcext:value-type="float">
            <text:p>6.64273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61096" calcext:value-type="float">
            <text:p>561,096</text:p>
          </table:table-cell>
          <table:table-cell office:value-type="float" office:value="9.806236" calcext:value-type="float">
            <text:p>9.806236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7.242257" calcext:value-type="float">
            <text:p>7.242257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1.168216" calcext:value-type="float">
            <text:p>11.168216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12.403162" calcext:value-type="float">
            <text:p>12.403162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9.468658" calcext:value-type="float">
            <text:p>9.468658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8.549937" calcext:value-type="float">
            <text:p>8.549937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6.823264" calcext:value-type="float">
            <text:p>6.823264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0.062166" calcext:value-type="float">
            <text:p>10.062166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7.399998" calcext:value-type="float">
            <text:p>7.399998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45678" calcext:value-type="float">
            <text:p>45,678</text:p>
          </table:table-cell>
          <table:table-cell office:value-type="float" office:value="11.234068" calcext:value-type="float">
            <text:p>11.234068</text:p>
          </table:table-cell>
          <table:table-cell/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12.403403" calcext:value-type="float">
            <text:p>12.403403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9.514047" calcext:value-type="float">
            <text:p>9.514047</text:p>
          </table:table-cell>
          <table:table-cell/>
          <table:table-cell office:value-type="string" calcext:value-type="string">
            <text:p>ur</text:p>
          </table:table-cell>
          <table:table-cell office:value-type="float" office:value="116776" calcext:value-type="float">
            <text:p>116,776</text:p>
          </table:table-cell>
          <table:table-cell office:value-type="float" office:value="8.55685" calcext:value-type="float">
            <text:p>8.55685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6.925687" calcext:value-type="float">
            <text:p>6.925687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10.471973" calcext:value-type="float">
            <text:p>10.471973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7.403977" calcext:value-type="float">
            <text:p>7.40397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11.382066" calcext:value-type="float">
            <text:p>11.382066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12.434491" calcext:value-type="float">
            <text:p>12.434491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9.742904" calcext:value-type="float">
            <text:p>9.742904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205046" calcext:value-type="float">
            <text:p>205,046</text:p>
          </table:table-cell>
          <table:table-cell office:value-type="float" office:value="8.691991" calcext:value-type="float">
            <text:p>8.691991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7.084122" calcext:value-type="float">
            <text:p>7.084122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10.68393" calcext:value-type="float">
            <text:p>10.68393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7.511442" calcext:value-type="float">
            <text:p>7.51144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173" calcext:value-type="float">
            <text:p>2,173</text:p>
          </table:table-cell>
          <table:table-cell office:value-type="float" office:value="11.638754" calcext:value-type="float">
            <text:p>11.638754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12.929891" calcext:value-type="float">
            <text:p>12.929891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9.806662" calcext:value-type="float">
            <text:p>9.806662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8.857455" calcext:value-type="float">
            <text:p>8.857455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523850" calcext:value-type="float">
            <text:p>523,850</text:p>
          </table:table-cell>
          <table:table-cell office:value-type="float" office:value="7.161981" calcext:value-type="float">
            <text:p>7.161981</text:p>
          </table:table-cell>
          <table:table-cell/>
          <table:table-cell office:value-type="string" calcext:value-type="string">
            <text:p>ru</text:p>
          </table:table-cell>
          <table:table-cell office:value-type="float" office:value="1072777" calcext:value-type="float">
            <text:p>1,072,777</text:p>
          </table:table-cell>
          <table:table-cell office:value-type="float" office:value="10.727891" calcext:value-type="float">
            <text:p>10.727891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130660" calcext:value-type="float">
            <text:p>130,660</text:p>
          </table:table-cell>
          <table:table-cell office:value-type="float" office:value="7.536138" calcext:value-type="float">
            <text:p>7.536138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11.944819" calcext:value-type="float">
            <text:p>11.944819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61128" calcext:value-type="float">
            <text:p>61,128</text:p>
          </table:table-cell>
          <table:table-cell office:value-type="float" office:value="12.954708" calcext:value-type="float">
            <text:p>12.954708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36524" calcext:value-type="float">
            <text:p>36,524</text:p>
          </table:table-cell>
          <table:table-cell office:value-type="float" office:value="9.986342" calcext:value-type="float">
            <text:p>9.986342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9.177332" calcext:value-type="float">
            <text:p>9.177332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8.0448" calcext:value-type="float">
            <text:p>8.0448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11.870783" calcext:value-type="float">
            <text:p>11.870783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978671" calcext:value-type="float">
            <text:p>978,671</text:p>
          </table:table-cell>
          <table:table-cell office:value-type="float" office:value="8.413117" calcext:value-type="float">
            <text:p>8.413117</text:p>
          </table:table-cell>
        </table:table-row>
        <table:table-row table:style-name="ro1" table:number-rows-repeated="104851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7:35:27.290129800</meta:creation-date>
    <dc:date>2018-08-07T19:22:27.555201246</dc:date>
    <meta:editing-duration>PT48M25S</meta:editing-duration>
    <meta:editing-cycles>7</meta:editing-cycles>
    <meta:generator>LibreOffice/5.1.6.2$Linux_X86_64 LibreOffice_project/10m0$Build-2</meta:generator>
    <meta:document-statistic meta:table-count="2" meta:cell-count="2030" meta:object-count="0"/>
  </office:meta>
</office:document-meta>
</file>